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7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2761">
            <text:p>2761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>
            <draw:frame table:end-cell-address="Sheet1.S2421" table:end-x="1.405cm" table:end-y="0.16cm" draw:z-index="0" draw:style-name="gr1" svg:width="39.705cm" svg:height="17.148cm" svg:x="0.088cm" svg:y="0.107cm">
              <draw:object draw:notify-on-update-of-ranges="Sheet1.A1:Sheet1.A24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8">08/07/2011</text:date>, <text:time>09:2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08T09:20:18</dc:date>
    <dc:creator>jack </dc:creator>
    <meta:document-statistic meta:table-count="1" meta:cell-count="3500" meta:object-count="1"/>
    <meta:generator>LibreOffice/3.3$Unix LibreOffice_project/330m19$Build-2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9.706cm" svg:height="17.149cm" xlink:href=".." xlink:type="simple" chart:class="chart:bar" chart:style-name="ch1">
        <chart:plot-area chart:style-name="ch2" table:cell-range-address="Sheet1.A1:Sheet1.A2400" svg:x="1.244cm" svg:y="1.503cm" svg:width="36.874cm" svg:height="14.884cm">
          <chartooo:coordinate-region svg:x="2.051cm" svg:y="1.702cm" svg:width="36.067cm" svg:height="13.6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400" chart:class="chart:bar">
            <chart:data-point chart:repeated="24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1:Sheet1.A24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